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5.58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588cm" svg:x="1.471cm" svg:y="5.842cm" presentation:class="title" presentation:user-transformed="true">
          <draw:text-box>
            <text:p>py.test + Seleniu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ligatory intr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earning outco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started with pytest</text:p>
              </text:list-item>
              <text:list-item>
                <text:p>Use built-in assert</text:p>
              </text:list-item>
              <text:list-item>
                <text:p>Marking test functions with attributes</text:p>
              </text:list-item>
              <text:list-item>
                <text:p>Skip and xfail</text:p>
              </text:list-item>
              <text:list-item>
                <text:p>Run test cases with parameterized testing</text:p>
              </text:list-item>
              <text:list-item>
                <text:p>Optimize setup code with fix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pyt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framework with the following features</text:p>
                <text:list>
                  <text:list-item>
                    <text:p>Detailed info on failing assert statements</text:p>
                  </text:list-item>
                  <text:list-item>
                    <text:p>Auto-discovery of test modules and functions</text:p>
                  </text:list-item>
                  <text:list-item>
                    <text:p>Modular fixtu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tting Started: py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s: Python 2.6,2.7,3.3,3.4,3.5, Jython, PyPy-2.3</text:p>
              </text:list-item>
              <text:list-item>
                <text:p>Platforms: Unix/Posix and Windows</text:p>
              </text:list-item>
              <text:list-item>
                <text:p>PyPI package name: py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 install -U pytest or easy_install -U pytest</text:p>
              </text:list-item>
              <text:list-item>
                <text:p>pytest --version</text:p>
              </text:list-item>
            </text:list>
          </draw:text-box>
        </draw:frame>
        <draw:frame draw:style-name="gr2" draw:text-style-name="P2" draw:layer="layout" svg:width="25.199cm" svg:height="7.785cm" svg:x="1.401cm" svg:y="4.915cm">
          <draw:text-box>
            <text:p/>
          </draw:text-box>
        </draw:frame>
        <draw:frame draw:style-name="gr3" draw:text-style-name="P2" draw:layer="layout" svg:width="25.199cm" svg:height="2.959cm" svg:x="1.4cm" svg:y="14.22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<text:span text:style-name="T1">- python has to be in PATH</text:span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tting Started: selenium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 install selenium</text:p>
              </text:list-item>
              <text:list-item>
                <text:p>Import webdriver in test script</text:p>
              </text:list-item>
            </text:list>
          </draw:text-box>
        </draw:frame>
        <draw:frame draw:style-name="gr4" draw:text-style-name="P2" draw:layer="layout" svg:width="25.199cm" svg:height="7.785cm" svg:x="1.401cm" svg:y="4.915cm">
          <draw:text-box>
            <text:p/>
          </draw:text-box>
        </draw:frame>
        <draw:frame draw:style-name="gr5" draw:text-style-name="P2" draw:layer="layout" svg:width="25.199cm" svg:height="2.959cm" svg:x="1.4cm" svg:y="14.22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built in asse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webpage and assert title</text:p>
              </text:list-item>
              <text:list-item>
                <text:p>Open webpage and assert presence of link</text:p>
              </text:list-item>
              <text:list-item>
                <text:p>Open webpage and click on a link to open another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- discuss setup/teardown fixture during Fixtures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ful invo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v<text:tab/><text:tab/>increase verbosity</text:p>
              </text:list-item>
              <text:list-item>
                <text:p>-s<text:tab/><text:tab/>disable capturing</text:p>
              </text:list-item>
              <text:list-item>
                <text:p>-x<text:tab/><text:tab/>exit instantly on first error</text:p>
              </text:list-item>
              <text:list-item>
                <text:p>-k<text:tab/><text:tab/>only run test/s matching expression</text:p>
              </text:list-item>
              <text:list-item>
                <text:p>-m<text:tab/>only run test/s matching given mark expre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>
            <draw:text-box>
              <text:p>- discuss -m and -k during Marking test function slid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king test functions with attrib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@pytest.mark._____</text:p>
                <text:p/>
              </text:list-header>
              <text:list-item>
                <text:p>Run tests marked/not marked with marker</text:p>
              </text:list-item>
              <text:list-item>
                <text:p>Run tests based on name/s</text:p>
              </text:list-item>
              <text:list-item>
                <text:p>Run tests based on node 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kip and xf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@pytest.mark.skip</text:p>
                <text:p>@pytest.mark.skipif(condition, reason)</text:p>
                <text:p>@pytest.mark.xfail</text:p>
                <text:p/>
              </text:list-header>
              <text:list-item>
                <text:p>Skip a test for an unavailable feature</text:p>
              </text:list-item>
              <text:list-item>
                <text:p>Skip a test if env variable is missing</text:p>
              </text:list-item>
              <text:list-item>
                <text:p>Xfail a test that is expected to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- introduce webdriverwait for xfail test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meterized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pytest.mark.parameterize()</text:p>
                <text:p/>
              </text:list-header>
              <text:list-item>
                <text:p>Assert attribute of fields (maxlength)</text:p>
              </text:list-item>
              <text:list-item>
                <text:p>Assert length of string</text:p>
              </text:list-item>
              <text:list-item>
                <text:p>Assert email contains @</text:p>
              </text:list-item>
              <text:list-item>
                <text:p>Assert password contains lower and upper c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x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 field fixture</text:p>
              </text:list-item>
              <text:list-item>
                <text:p>Setup/teardown fi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20:55:19.245001844</meta:creation-date>
    <dc:date>2017-02-07T18:36:58.860115330</dc:date>
    <meta:editing-duration>PT5H14M14S</meta:editing-duration>
    <meta:editing-cycles>8</meta:editing-cycles>
    <meta:generator>LibreOffice/4.2.8.2$Linux_X86_64 LibreOffice_project/420m0$Build-2</meta:generator>
    <meta:document-statistic meta:object-count="80"/>
  </office:meta>
</office:document-meta>
</file>